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/>
    <style:style style:name="ce4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3"/>
        <table:table-column table:style-name="co2" table:number-columns-repeated="3" table:default-cell-style-name="ce4"/>
        <table:table-row table:style-name="ro1">
          <table:table-cell table:style-name="ce1" office:value-type="string" calcext:value-type="string" table:number-columns-spanned="2" table:number-rows-spanned="1">
            <text:p>Box features</text:p>
          </table:table-cell>
          <table:covered-table-cell/>
          <table:table-cell table:number-columns-repeated="3"/>
          <table:table-cell table:style-name="Default" table:number-columns-repeated="4"/>
        </table:table-row>
        <table:table-row table:style-name="ro2">
          <table:table-cell office:value-type="string" calcext:value-type="string">
            <text:p>densidad</text:p>
          </table:table-cell>
          <table:table-cell office:value-type="string" calcext:value-type="string">
            <text:p>kg/m3</text:p>
          </table:table-cell>
          <table:table-cell table:number-columns-repeated="3"/>
          <table:table-cell table:style-name="Default" table:number-columns-repeated="4"/>
        </table:table-row>
        <table:table-row table:style-name="ro2">
          <table:table-cell office:value-type="string" calcext:value-type="string">
            <text:p>caja</text:p>
          </table:table-cell>
          <table:table-cell table:formula="of:=0.5/[.E7]" office:value-type="float" office:value="231.481481481482" calcext:value-type="float">
            <text:p>231.481481481482</text:p>
          </table:table-cell>
          <table:table-cell table:number-columns-repeated="3"/>
          <table:table-cell table:style-name="Default" table:number-columns-repeated="4"/>
        </table:table-row>
        <table:table-row table:style-name="ro2">
          <table:table-cell office:value-type="string" calcext:value-type="string">
            <text:p>pallet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Default"/>
          <table:table-cell table:style-name="ce5"/>
          <table:table-cell table:style-name="Default" table:number-columns-repeated="2"/>
        </table:table-row>
        <table:table-row table:style-name="ro2">
          <table:table-cell table:number-columns-repeated="5"/>
          <table:table-cell table:style-name="Default"/>
          <table:table-cell table:style-name="ce5" office:value-type="string" calcext:value-type="string" table:number-columns-spanned="3" table:number-rows-spanned="1">
            <text:p>Inertial (Kg*m2)</text:p>
          </table:table-cell>
          <table:covered-table-cell table:number-columns-repeated="2" table:style-name="Default"/>
        </table:table-row>
        <table:table-row table:style-name="ro2">
          <table:table-cell/>
          <table:table-cell table:style-name="ce5" office:value-type="string" calcext:value-type="string">
            <text:p>x (m)</text:p>
          </table:table-cell>
          <table:table-cell table:style-name="ce5" office:value-type="string" calcext:value-type="string">
            <text:p>y <text:s/>(m)</text:p>
          </table:table-cell>
          <table:table-cell table:style-name="ce5" office:value-type="string" calcext:value-type="string">
            <text:p>z <text:s/>(m)</text:p>
          </table:table-cell>
          <table:table-cell table:style-name="ce5" office:value-type="string" calcext:value-type="string">
            <text:p>V <text:s/>(m3)</text:p>
          </table:table-cell>
          <table:table-cell table:style-name="ce5" office:value-type="string" calcext:value-type="string">
            <text:p>Masa (Kg)</text:p>
          </table:table-cell>
          <table:table-cell table:style-name="ce5" office:value-type="string" calcext:value-type="string">
            <text:p>ixx</text:p>
          </table:table-cell>
          <table:table-cell table:style-name="ce5" office:value-type="string" calcext:value-type="string">
            <text:p>iyy</text:p>
          </table:table-cell>
          <table:table-cell table:style-name="ce5" office:value-type="string" calcext:value-type="string">
            <text:p>izz</text:p>
          </table:table-cell>
        </table:table-row>
        <table:table-row table:style-name="ro2">
          <table:table-cell office:value-type="string" calcext:value-type="string">
            <text:p>little_box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table:formula="of:=([.C7]*[.B7]*[.D7])" office:value-type="float" office:value="0.00216" calcext:value-type="float">
            <text:p>0.00216</text:p>
          </table:table-cell>
          <table:table-cell table:formula="of:=[.E7]*[.B3]" office:value-type="float" office:value="0.5" calcext:value-type="float">
            <text:p>0.50</text:p>
          </table:table-cell>
          <table:table-cell table:formula="of:=(1/12)*[.F7]*([.C7]*[.C7]+[.D7]*[.D7])" office:value-type="float" office:value="0.0015375" calcext:value-type="float">
            <text:p>0.00154</text:p>
          </table:table-cell>
          <table:table-cell table:formula="of:=(1/12)*[.F7]*([.D7]*[.D7]+[.B7]*[.B7])" office:value-type="float" office:value="0.0012" calcext:value-type="float">
            <text:p>0.00120</text:p>
          </table:table-cell>
          <table:table-cell table:formula="of:=(1/12)*[.F7]*([.C7]*[.C7]+[.B7]*[.B7])" office:value-type="float" office:value="0.0015375" calcext:value-type="float">
            <text:p>0.00154</text:p>
          </table:table-cell>
        </table:table-row>
        <table:table-row table:style-name="ro2">
          <table:table-cell office:value-type="string" calcext:value-type="string">
            <text:p>middle_little_box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table:formula="of:=([.C8]*[.B8]*[.D8])" office:value-type="float" office:value="0.003648" calcext:value-type="float">
            <text:p>0.003648</text:p>
          </table:table-cell>
          <table:table-cell table:formula="of:=[.E8]*[.B3]" office:value-type="float" office:value="0.844444444444444" calcext:value-type="float">
            <text:p>0.84</text:p>
          </table:table-cell>
          <table:table-cell table:formula="of:=(1/12)*[.F8]*([.C8]*[.C8]+[.D8]*[.D8])" office:value-type="float" office:value="0.0035537037037037" calcext:value-type="float">
            <text:p>0.00355</text:p>
          </table:table-cell>
          <table:table-cell table:formula="of:=(1/12)*[.F8]*([.D8]*[.D8]+[.B8]*[.B8])" office:value-type="float" office:value="0.00281481481481481" calcext:value-type="float">
            <text:p>0.00281</text:p>
          </table:table-cell>
          <table:table-cell table:formula="of:=(1/12)*[.F8]*([.C8]*[.C8]+[.B8]*[.B8])" office:value-type="float" office:value="0.00434185185185185" calcext:value-type="float">
            <text:p>0.00434</text:p>
          </table:table-cell>
        </table:table-row>
        <table:table-row table:style-name="ro2">
          <table:table-cell office:value-type="string" calcext:value-type="string">
            <text:p>middle_box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table:formula="of:=([.C9]*[.B9]*[.D9])" office:value-type="float" office:value="0.009" calcext:value-type="float">
            <text:p>0.009</text:p>
          </table:table-cell>
          <table:table-cell table:formula="of:=[.E9]*[.B3]" office:value-type="float" office:value="2.08333333333333" calcext:value-type="float">
            <text:p>2.08</text:p>
          </table:table-cell>
          <table:table-cell table:formula="of:=(1/12)*[.F9]*([.C9]*[.C9]+[.D9]*[.D9])" office:value-type="float" office:value="0.01953125" calcext:value-type="float">
            <text:p>0.01953</text:p>
          </table:table-cell>
          <table:table-cell table:formula="of:=(1/12)*[.F9]*([.D9]*[.D9]+[.B9]*[.B9])" office:value-type="float" office:value="0.0108506944444444" calcext:value-type="float">
            <text:p>0.01085</text:p>
          </table:table-cell>
          <table:table-cell table:formula="of:=(1/12)*[.F9]*([.C9]*[.C9]+[.B9]*[.B9])" office:value-type="float" office:value="0.0225694444444445" calcext:value-type="float">
            <text:p>0.02257</text:p>
          </table:table-cell>
        </table:table-row>
        <table:table-row table:style-name="ro2">
          <table:table-cell office:value-type="string" calcext:value-type="string">
            <text:p>big_middle_box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table:formula="of:=([.C10]*[.B10]*[.D10])" office:value-type="float" office:value="0.03" calcext:value-type="float">
            <text:p>0.03</text:p>
          </table:table-cell>
          <table:table-cell table:formula="of:=[.E10]*[.B3]" office:value-type="float" office:value="6.94444444444445" calcext:value-type="float">
            <text:p>6.94</text:p>
          </table:table-cell>
          <table:table-cell table:formula="of:=(1/12)*[.F10]*([.C10]*[.C10]+[.D10]*[.D10])" office:value-type="float" office:value="0.128761574074074" calcext:value-type="float">
            <text:p>0.12876</text:p>
          </table:table-cell>
          <table:table-cell table:formula="of:=(1/12)*[.F10]*([.D10]*[.D10]+[.B10]*[.B10])" office:value-type="float" office:value="0.0882523148148149" calcext:value-type="float">
            <text:p>0.08825</text:p>
          </table:table-cell>
          <table:table-cell table:formula="of:=(1/12)*[.F10]*([.C10]*[.C10]+[.B10]*[.B10])" office:value-type="float" office:value="0.144675925925926" calcext:value-type="float">
            <text:p>0.14468</text:p>
          </table:table-cell>
        </table:table-row>
        <table:table-row table:style-name="ro2">
          <table:table-cell office:value-type="string" calcext:value-type="string">
            <text:p>big_box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formula="of:=([.C11]*[.B11]*[.D11])" office:value-type="float" office:value="0.06" calcext:value-type="float">
            <text:p>0.06</text:p>
          </table:table-cell>
          <table:table-cell table:formula="of:=[.E11]*[.B3]" office:value-type="float" office:value="13.8888888888889" calcext:value-type="float">
            <text:p>13.89</text:p>
          </table:table-cell>
          <table:table-cell table:formula="of:=(1/12)*[.F11]*([.C11]*[.C11]+[.D11]*[.D11])" office:value-type="float" office:value="0.289351851851852" calcext:value-type="float">
            <text:p>0.28935</text:p>
          </table:table-cell>
          <table:table-cell table:formula="of:=(1/12)*[.F11]*([.D11]*[.D11]+[.B11]*[.B11])" office:value-type="float" office:value="0.474537037037037" calcext:value-type="float">
            <text:p>0.47454</text:p>
          </table:table-cell>
          <table:table-cell table:formula="of:=(1/12)*[.F11]*([.C11]*[.C11]+[.B11]*[.B11])" office:value-type="float" office:value="0.393518518518519" calcext:value-type="float">
            <text:p>0.39352</text:p>
          </table:table-cell>
        </table:table-row>
        <table:table-row table:style-name="ro2">
          <table:table-cell office:value-type="string" calcext:value-type="string">
            <text:p>pallet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table:formula="of:=([.C12]*[.B12]*[.D12])" office:value-type="float" office:value="0.1344" calcext:value-type="float">
            <text:p>0.1344</text:p>
          </table:table-cell>
          <table:table-cell table:formula="of:=[.E12]*[.B4]" office:value-type="float" office:value="13.44" calcext:value-type="float">
            <text:p>13.44</text:p>
          </table:table-cell>
          <table:table-cell table:formula="of:=(1/12)*[.F12]*([.C12]*[.C12]+[.D12]*[.D12])" office:value-type="float" office:value="0.738752" calcext:value-type="float">
            <text:p>0.73875</text:p>
          </table:table-cell>
          <table:table-cell table:formula="of:=(1/12)*[.F12]*([.D12]*[.D12]+[.B12]*[.B12])" office:value-type="float" office:value="1.634752" calcext:value-type="float">
            <text:p>1.63475</text:p>
          </table:table-cell>
          <table:table-cell table:formula="of:=(1/12)*[.F12]*([.C12]*[.C12]+[.B12]*[.B12])" office:value-type="float" office:value="2.3296" calcext:value-type="float">
            <text:p>2.329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 style:data-style-name="N2" text:time-value="20:17:11.254901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6T11:28:53.208440956</meta:creation-date>
    <dc:date>2022-09-11T20:24:20.493308825</dc:date>
    <meta:editing-duration>PT14M15S</meta:editing-duration>
    <meta:editing-cycles>3</meta:editing-cycles>
    <meta:generator>LibreOffice/6.4.7.2$Linux_X86_64 LibreOffice_project/40$Build-2</meta:generator>
    <meta:document-statistic meta:table-count="1" meta:cell-count="70" meta:object-count="0"/>
  </office:meta>
</office:document-meta>
</file>